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2in"/>
    </style:style>
    <style:style style:name="co2" style:family="table-column">
      <style:table-column-properties fo:break-before="auto" style:column-width="2.4016in"/>
    </style:style>
    <style:style style:name="co3" style:family="table-column">
      <style:table-column-properties fo:break-before="auto" style:column-width="2.4654in"/>
    </style:style>
    <style:style style:name="co4" style:family="table-column">
      <style:table-column-properties fo:break-before="auto" style:column-width="2.3583in"/>
    </style:style>
    <style:style style:name="co5" style:family="table-column">
      <style:table-column-properties fo:break-before="auto" style:column-width="1.2543in"/>
    </style:style>
    <style:style style:name="co6" style:family="table-column">
      <style:table-column-properties fo:break-before="auto" style:column-width="1.9508in"/>
    </style:style>
    <style:style style:name="co7" style:family="table-column">
      <style:table-column-properties fo:break-before="auto" style:column-width="0.889in"/>
    </style:style>
    <style:style style:name="co8" style:family="table-column">
      <style:table-column-properties fo:break-before="auto" style:column-width="1.6402in"/>
    </style:style>
    <style:style style:name="co9" style:family="table-column">
      <style:table-column-properties fo:break-before="auto" style:column-width="1.822in"/>
    </style:style>
    <style:style style:name="co10" style:family="table-column">
      <style:table-column-properties fo:break-before="auto" style:column-width="1.3075in"/>
    </style:style>
    <style:style style:name="ro1" style:family="table-row">
      <style:table-row-properties style:row-height="0.7874in" fo:break-before="auto" style:use-optimal-row-height="false"/>
    </style:style>
    <style:style style:name="ro2" style:family="table-row">
      <style:table-row-properties style:row-height="10.28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2.1972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5.3063in" fo:break-before="auto" style:use-optimal-row-height="true"/>
    </style:style>
    <style:style style:name="ro8" style:family="table-row">
      <style:table-row-properties style:row-height="1.7307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3.5965in" fo:break-before="auto" style:use-optimal-row-height="true"/>
    </style:style>
    <style:style style:name="ro12" style:family="table-row">
      <style:table-row-properties style:row-height="2.3528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4.840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2.8189in" fo:break-before="auto" style:use-optimal-row-height="true"/>
    </style:style>
    <style:style style:name="ro17" style:family="table-row">
      <style:table-row-properties style:row-height="15.7228in" fo:break-before="auto" style:use-optimal-row-height="true"/>
    </style:style>
    <style:style style:name="ro18" style:family="table-row">
      <style:table-row-properties style:row-height="1.1091in" fo:break-before="auto" style:use-optimal-row-height="true"/>
    </style:style>
    <style:style style:name="ro19" style:family="table-row">
      <style:table-row-properties style:row-height="3.1299in" fo:break-before="auto" style:use-optimal-row-height="true"/>
    </style:style>
    <style:style style:name="ro20" style:family="table-row">
      <style:table-row-properties style:row-height="6.86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automatic"/>
    </style:style>
    <style:style style:name="ce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style:vertical-align="middle"/>
      <style:paragraph-properties fo:text-align="center" fo:margin-left="0in"/>
    </style:style>
    <style:style style:name="ce7" style:family="table-cell" style:parent-style-name="Default">
      <style:table-cell-properties style:vertical-align="middle"/>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wasp_dependency_check"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Default"/>
          <table:table-cell office:value-type="string" calcext:value-type="string">
            <text:p>Первичные</text:p>
          </table:table-cell>
          <table:table-cell office:value-type="string" calcext:value-type="string">
            <text:p>Вторичные</text:p>
          </table:table-cell>
          <table:table-cell office:value-type="string" calcext:value-type="string">
            <text:p>Найденные TP</text:p>
          </table:table-cell>
          <table:table-cell office:value-type="string" calcext:value-type="string">
            <text:p>Найденные FP</text:p>
          </table:table-cell>
          <table:table-cell table:style-name="ce6" office:value-type="string" calcext:value-type="string">
            <text:p><text:s/>Нашла в митре</text:p>
          </table:table-cell>
        </table:table-row>
        <table:table-row table:style-name="ro2">
          <table:table-cell table:style-name="ce1" office:value-type="string" calcext:value-type="string">
            <text:p>struts2-core (версия 2.3.30)</text:p>
          </table:table-cell>
          <table:table-cell table:style-name="ce6" office:value-type="string" calcext:value-type="string">
            <text:p>CVE-2024-53677, CVE-2023-50164, CVE-2023-41835, CVE-2023-34396, CVE-2023-34149, CVE-2021-31805, CVE-2020-17530, CVE-2019-0233, CVE-2019-0230, CVE-2018-11776, CVE-2017-9804, CVE-2017-9787, CVE-2017-5638, CVE-2017-12611, CVE-2012-1592</text:p>
          </table:table-cell>
          <table:table-cell table:style-name="ce6" office:value-type="string" calcext:value-type="string">
            <text:p>CVE-2024-47554, CVE-2023-24998, CVE-2022-23307, CVE-2022-23305, CVE-2022-23302, CVE-2021-4104, CVE-2021-29425, CVE-2020-15250, CVE-2020-13959, CVE-2020-13936, CVE-2019-17571, CVE-2018-1272, CVE-2018-1271, CVE-2018-1257, CVE-2016-5007, CVE-2016-1000031, CVE-2015-5211, CVE-2014-3578, CVE-2011-2894, CVE-2011-2730</text:p>
          </table:table-cell>
          <table:table-cell table:style-name="ce2" office:value-type="string" calcext:value-type="string">
            <text:p>CVE-2017-12611, CVE-2017-5638, CVE-2019-0230, CVE-2020-17530, CVE-2021-31805, CVE-2023-50164, CVE-2018-11776, CVE-2017-9787, CVE-2017-9804, CVE-2019-0233, CVE-2023-34396, CVE-2023-41835, CVE-2023-34149, CVE-2016-1000031, CVE-2023-24998, CVE-2024-47554, CVE-2021-29425</text:p>
          </table:table-cell>
          <table:table-cell table:style-name="ce2"/>
          <table:table-cell table:style-name="ce5" office:value-type="string" calcext:value-type="string">
            <text:p><text:span text:style-name="T1">https://cve.mitre.org/cgi-bin/cvekey.cgi?keyword=struts- CVE-2016-6795 (In the Convention plugin in Apache Struts 2.3.x before 2.3.31, and 2.5.x before 2.5.5, it is possible to prepare a special URL which will be used for path traversal and execution of arbitrary code on server side), CVE-2017-9791 (The Struts 1 plugin in Apache Struts 2.1.x and 2.3.x might allow remote code execution via a malicious field value passed in a raw message to the ActionMessage), CVE-2017-9805 (The REST Plugin in Apache Struts 2.1.1 through 2.3.x before 2.3.34 and 2.5.x before 2.5.13 uses an XStreamHandler with an instance of XStream for deserialization without any type filtering, which can lead to Remote Code Execution when deserializing XML payloads.), CVE-2017-9793</text:span> (The REST Plugin in Apache Struts 2.1.x, 2.3.7 through 2.3.33 and 2.5 through 2.5.12 is using an outdated XStream library which is vulnerable and allow perform a DoS attack using malicious request with specially crafted XML payload.), CVE-2018-1327 (The Apache Struts REST Plugin is using XStream library which is vulnerable and allow perform a DoS attack when using a malicious request with specially crafted XML payload. Upgrade to the Apache Struts version 2.5.16 and switch to an optional Jackson XML handler as described here http://struts.apache.org/plugins/rest/#custom-contenttypehandlers. Another option is to implement a custom XML handler based on the Jackson XML hIn Apache Struts 2.5 through 2.5.5, if an application allows entering a URL in a form field and the built-in URLValidator is used, it is possible to prepare a special URL which will be used to overload server process when performing validation of the URLandler from the Apache Struts 2.5.16), CVE-2016-8738, CVE-2017-7672</text:p>
          </table:table-cell>
        </table:table-row>
        <table:table-row table:style-name="ro3">
          <table:table-cell office:value-type="string" calcext:value-type="string">
            <text:p>struts2-config-browser-plugin (версия 2.3.30)</text:p>
          </table:table-cell>
          <table:table-cell table:number-columns-repeated="5"/>
        </table:table-row>
        <table:table-row table:style-name="ro3">
          <table:table-cell office:value-type="string" calcext:value-type="string">
            <text:p>struts2-junit-plugin (версия 2.3.30, scope: test)</text:p>
          </table:table-cell>
          <table:table-cell table:number-columns-repeated="5"/>
        </table:table-row>
        <table:table-row table:style-name="ro4">
          <table:table-cell office:value-type="string" calcext:value-type="string">
            <text:p>struts2-bootstrap-plugin (версия 2.5.1)</text:p>
          </table:table-cell>
          <table:table-cell/>
          <table:table-cell table:style-name="ce8" office:value-type="string" calcext:value-type="string">
            <text:p>CVE-2024-53677, CVE-2023-50164, CVE-2023-41835, CVE-2023-34396, CVE-2023-34149, CVE-2021-31805, CVE-2020-17530, CVE-2020-13936, CVE-2019-0233, CVE-2019-0230, CVE-2018-11776, CVE-2012-1592</text:p>
          </table:table-cell>
          <table:table-cell table:style-name="ce2" office:value-type="string" calcext:value-type="string">
            <text:p>CVE-2023-34396, CVE-2023-34149, CVE-2023-34396, CVE-2023-34149, CVE-2020-13936</text:p>
          </table:table-cell>
          <table:table-cell table:style-name="ce2" office:value-type="string" calcext:value-type="string">
            <text:p><text:span text:style-name="T1">CVE-2024-6484, CVE-2024-6485, CVE-2012-0391, CVE-2016-1182, CVE-2016-1181, CVE-2014-0114, CVE-2015-0899, CVE-2016-10735,  CVE-2020-13959</text:span> </text:p>
          </table:table-cell>
          <table:table-cell table:style-name="ce2" office:value-type="string" calcext:value-type="string">
            <text:p>Первичные: CVE-2016-10735 (mitre), CVE-2018-14041 (mitre), CVE-2018-14042 (mitre), CVE-2018-20676 (mitre), CVE-2018-20677 (mitre), CVE-2019-8331 (mitre)</text:p>
          </table:table-cell>
        </table:table-row>
        <table:table-row table:style-name="ro5">
          <table:table-cell office:value-type="string" calcext:value-type="string">
            <text:p>struts2-spring-plugin (версия 2.3.30)</text:p>
          </table:table-cell>
          <table:table-cell/>
          <table:table-cell table:style-name="ce8" office:value-type="string" calcext:value-type="string">
            <text:p>CVE-2024-38820, CVE-2024-38809, CVE-2024-22262, CVE-2024-22259, CVE-2024-22243, CVE-2022-22970, CVE-2022-22968, CVE-2022-22965, CVE-2018-1272, CVE-2018-1271, CVE-2018-1257, CVE-2016-5007, CVE-2016-1000027, CVE-2015-5211, CVE-2015-3192, CVE-2014-3578, CVE-2013-6430, CVE-2013-6429, CVE-2011-2894, CVE-2011-2730</text:p>
          </table:table-cell>
          <table:table-cell table:style-name="ce2" office:value-type="string" calcext:value-type="string">
            <text:p>CVE-2016-1000027, CVE-2022-22965, CVE-2024-22243, CVE-2024-22262, CVE-2011-2730, CVE-2018-1272, CVE-2011-2894, CVE-2013-6429, CVE-2018-1257, CVE-2013-6430, CVE-2022-22968, CVE-2022-22970, </text:p>
          </table:table-cell>
          <table:table-cell table:style-name="ce2" office:value-type="string" calcext:value-type="string">
            <text:p>CVE-2018-1270, CVE-2014-0225, CVE-2016-9878, CVE-2018-11040, CVE-2024-38828, CVE-2013-4152, CVE-2013-7315, CVE-2014-0054, CVE-2020-5421, CVE-2022-22950, CVE-2023-20861, CVE-2018-11039, CVE-2014-3625, CVE-2014-1904 <text:s/></text:p>
          </table:table-cell>
          <table:table-cell/>
        </table:table-row>
        <table:table-row table:style-name="ro6">
          <table:table-cell table:style-name="Default" office:value-type="string" calcext:value-type="string">
            <text:p>Log4j-api</text:p>
          </table:table-cell>
          <table:table-cell/>
          <table:table-cell table:style-name="ce8" office:value-type="string" calcext:value-type="string">
            <text:p>CVE-2021-26291, CVE-2020-15250</text:p>
          </table:table-cell>
          <table:table-cell/>
          <table:table-cell table:style-name="ce8" office:value-type="string" calcext:value-type="string">
            <text:p>CVE-2017-5645, CVE-2020-9488</text:p>
          </table:table-cell>
          <table:table-cell/>
        </table:table-row>
        <table:table-row table:style-name="ro7">
          <table:table-cell office:value-type="string" calcext:value-type="string">
            <text:p>log4j-core (версия 2.3)</text:p>
          </table:table-cell>
          <table:table-cell table:style-name="ce2" office:value-type="string" calcext:value-type="string">
            <text:p>CVE-2021-45046, CVE-2021-44832, CVE-2021-44228, CVE-2020-9488, CVE-2017-5645</text:p>
          </table:table-cell>
          <table:table-cell table:style-name="ce5" office:value-type="string" calcext:value-type="string">
            <text:p>CVE-2024-47554, CVE-2024-12801, CVE-2024-12798, CVE-2023-6378, CVE-2022-42004, CVE-2022-42003, CVE-2022-41853, CVE-2022-23307, CVE-2022-23305, CVE-2022-23302, CVE-2022-23221, CVE-2021-42550, CVE-2021-42392, CVE-2021-4104, CVE-2021-29425, CVE-2021-20190, CVE-2020-9548, CVE-2020-9547, CVE-2020-8840, CVE-2020-36518, CVE-2020-36189, CVE-2020-36188, CVE-2020-36187, CVE-2020-36186, CVE-2020-36185, CVE-2020-36184, CVE-2020-36183, CVE-2020-36182, CVE-2020-36181, CVE-2020-36180, CVE-2020-36179, CVE-2020-35728, CVE-2020-35491, CVE-2020-35490, CVE-2020-24750, CVE-2020-24616, CVE-2020-15250, CVE-2020-10673, CVE-2020-10650, CVE-2019-20330, CVE-2019-17571, CVE-2019-17531, CVE-2019-17267, CVE-2019-16943, CVE-2019-16942, CVE-2019-1633, CVE-2019-14892, CVE-2019-14540, CVE-2019-14439, CVE-2019-14379, CVE-2019-12814, CVE-2019-12384, CVE-2019-12086, CVE-2018-8088, CVE-2018-7489, CVE-2018-5968, CVE-2018-19362, CVE-2018-14719, CVE-2018-14718, CVE-2018-12022, CVE-2018-11307, CVE-2017-7525, CVE-2017-5929, CVE-2017-17485, CVE-2017-15095, CVE-2016-7051, CVE-2016-3720</text:p>
          </table:table-cell>
          <table:table-cell table:style-name="ce2" office:value-type="string" calcext:value-type="string">
            <text:p>CVE-2021-44228, CVE-2017-5645, CVE-2021-45046, CVE-2021-44832, CVE-2020-9488</text:p>
          </table:table-cell>
          <table:table-cell table:style-name="ce2" office:value-type="string" calcext:value-type="string">
            <text:p>CVE-2021-45105</text:p>
          </table:table-cell>
          <table:table-cell/>
        </table:table-row>
        <table:table-row table:style-name="ro8">
          <table:table-cell office:value-type="string" calcext:value-type="string">
            <text:p>slf4j-log4j12 (версия 1.5.2)</text:p>
          </table:table-cell>
          <table:table-cell table:number-columns-repeated="4"/>
          <table:table-cell table:style-name="ce8" office:value-type="string" calcext:value-type="string">
            <text:p>CVE-2019-17571, CVE-2020-9493, CVE-2022-23305, CVE-2022-23302, CVE-2022-23307, CVE-2021-4104, CVE-2023-26464</text:p>
          </table:table-cell>
        </table:table-row>
        <table:table-row table:style-name="ro9">
          <table:table-cell table:style-name="Default" office:value-type="string" calcext:value-type="string">
            <text:p>cglib (версия 2.2)</text:p>
          </table:table-cell>
          <table:table-cell table:number-columns-repeated="5"/>
        </table:table-row>
        <table:table-row table:style-name="ro6">
          <table:table-cell table:style-name="ce3" office:value-type="string" calcext:value-type="string">
            <text:p>junit (версия 4.5, scope: test)</text:p>
          </table:table-cell>
          <table:table-cell table:number-columns-repeated="5"/>
        </table:table-row>
        <table:table-row table:style-name="ro9">
          <table:table-cell table:style-name="Default" office:value-type="string" calcext:value-type="string">
            <text:p>Servlet-api</text:p>
          </table:table-cell>
          <table:table-cell table:number-columns-repeated="5"/>
        </table:table-row>
        <table:table-row table:style-name="ro9">
          <table:table-cell table:style-name="Default" office:value-type="string" calcext:value-type="string">
            <text:p>Jsp-api</text:p>
          </table:table-cell>
          <table:table-cell table:number-columns-repeated="5"/>
        </table:table-row>
        <table:table-row table:style-name="ro10">
          <table:table-cell office:value-type="string" calcext:value-type="string">
            <text:p>hibernate-core-3.3.1.GA.jar</text:p>
          </table:table-cell>
          <table:table-cell table:style-name="ce2" office:value-type="string" calcext:value-type="string">
            <text:p>CVE-2020-25638, CVE-2019-14900</text:p>
          </table:table-cell>
          <table:table-cell table:style-name="ce8" office:value-type="string" calcext:value-type="string">
            <text:p>CVE-2020-10683, CVE-2018-1000632, CVE-2015-7501, CVE-2015-6420</text:p>
          </table:table-cell>
          <table:table-cell table:style-name="ce5" office:value-type="string" calcext:value-type="string">
            <text:p>CVE-2020-25638, CVE-2019-14900, CVE-2015-6420, CVE-2020-10683, CVE-2018-1000632</text:p>
          </table:table-cell>
          <table:table-cell table:style-name="ce4" office:value-type="string" calcext:value-type="string">
            <text:p>CVE-2015-4852</text:p>
          </table:table-cell>
          <table:table-cell/>
        </table:table-row>
        <table:table-row table:style-name="ro3">
          <table:table-cell office:value-type="string" calcext:value-type="string">
            <text:p>hibernate-entitymanager (версия 3.4.0.GA)</text:p>
          </table:table-cell>
          <table:table-cell/>
          <table:table-cell table:style-name="ce4" office:value-type="string" calcext:value-type="string">
            <text:p>CVE-2020-25638, CVE-2020-10683, CVE-2019-14900, CVE-2018-1000632</text:p>
          </table:table-cell>
          <table:table-cell table:style-name="ce5" office:value-type="string" calcext:value-type="string">
            <text:p>CVE-2020-25638, CVE-2019-14900</text:p>
          </table:table-cell>
          <table:table-cell table:number-columns-repeated="2"/>
        </table:table-row>
        <table:table-row table:style-name="ro3">
          <table:table-cell office:value-type="string" calcext:value-type="string">
            <text:p>hibernate-annotations (версия 3.4.0.GA)</text:p>
          </table:table-cell>
          <table:table-cell/>
          <table:table-cell table:style-name="ce4" office:value-type="string" calcext:value-type="string">
            <text:p>CVE-2020-25638, CVE-2020-10683, CVE-2019-14900, CVE-2018-1000632</text:p>
          </table:table-cell>
          <table:table-cell table:style-name="ce2" office:value-type="string" calcext:value-type="string">
            <text:p>CVE-2020-25638, CVE-2019-14900</text:p>
          </table:table-cell>
          <table:table-cell table:number-columns-repeated="2"/>
        </table:table-row>
        <table:table-row table:style-name="ro6">
          <table:table-cell office:value-type="string" calcext:value-type="string">
            <text:p>commons-codec (версия 1.10)</text:p>
          </table:table-cell>
          <table:table-cell/>
          <table:table-cell office:value-type="string" calcext:value-type="string">
            <text:p>CVE-2020-15250</text:p>
          </table:table-cell>
          <table:table-cell table:number-columns-repeated="3"/>
        </table:table-row>
        <table:table-row table:style-name="ro11">
          <table:table-cell office:value-type="string" calcext:value-type="string">
            <text:p>spring-tx (версия 3.0.5.RELEASE)</text:p>
          </table:table-cell>
          <table:table-cell/>
          <table:table-cell table:style-name="ce4" office:value-type="string" calcext:value-type="string">
            <text:p>CVE-2024-38820, CVE-2022-22970, CVE-2022-22968, CVE-2022-22965, CVE-2020-15250, CVE-2018-1272, CVE-2018-1271, CVE-2018-1257, CVE-2016-5007, CVE-2015-5211, CVE-2014-3578, CVE-2011-2894, CVE-2011-2730</text:p>
          </table:table-cell>
          <table:table-cell table:style-name="ce2" office:value-type="string" calcext:value-type="string">
            <text:p>CVE-2022-22965, CVE-2011-2730, CVE-2011-2894, CVE-2018-1257, CVE-2022-22968, CVE-2022-22970</text:p>
          </table:table-cell>
          <table:table-cell/>
          <table:table-cell table:style-name="ce5" office:value-type="string" calcext:value-type="string">
            <text:p>CVE-2018-1270, CVE-2014-0225, CVE-2016-9878, CVE-2018-11040, CVE-2013-4152, CVE-2013-6429, CVE-2013-7315, CVE-2014-0054, CVE-2020-5421, CVE-2022-22950, CVE-2023-20861, CVE-2018-11039, CVE-2013-6430, CVE-2014-3625, CVE-2014-1904</text:p>
          </table:table-cell>
        </table:table-row>
        <table:table-row table:style-name="ro12">
          <table:table-cell table:style-name="ce4" office:value-type="string" calcext:value-type="string">
            <text:p>spring-orm (версия 3.0.5.RELEASE)</text:p>
          </table:table-cell>
          <table:table-cell table:style-name="ce2"/>
          <table:table-cell table:style-name="ce3" office:value-type="string" calcext:value-type="string">
            <text:p>CVE-2024-38820, CVE-2024-38809, CVE-2024-22262, CVE-2024-22259, CVE-2024-22243, CVE-2022-23307, CVE-2022-23305, CVE-2022-23302, CVE-2022-22970, CVE-2022-22968, CVE-2022-22965, CVE-2021-4104, CVE-2020-25638, CVE-2020-15250, CVE-2019-17571, CVE-2019-14900, CVE-2018-1272, CVE-2018-1271, CVE-2018-1257, CVE-2016-5007, CVE-2016-1000027, CVE-2015-5211, CVE-2015-3192, CVE-2014-3578, CVE-2013-6430, CVE-2013-6429, CVE-2013-1768, CVE-2011-2894, CVE-2011-2730</text:p>
          </table:table-cell>
          <table:table-cell table:style-name="ce7" office:value-type="string" calcext:value-type="string">
            <text:p>CVE-2019-14900</text:p>
          </table:table-cell>
          <table:table-cell table:number-columns-repeated="2"/>
        </table:table-row>
        <table:table-row table:style-name="ro13">
          <table:table-cell office:value-type="string" calcext:value-type="string">
            <text:p>mysql-connector-java (версия 5.1.42)</text:p>
          </table:table-cell>
          <table:table-cell table:style-name="ce4" office:value-type="string" calcext:value-type="string">
            <text:p>CVE-2023-22102, CVE-2022-21363, CVE-2019-2692, CVE-2018-3258</text:p>
          </table:table-cell>
          <table:table-cell/>
          <table:table-cell table:style-name="ce5" office:value-type="string" calcext:value-type="string">
            <text:p>CVE-2018-3258, CVE-2023-22102, CVE-2019-2692, CVE-2022-21363</text:p>
          </table:table-cell>
          <table:table-cell table:style-name="ce2" office:value-type="string" calcext:value-type="string">
            <text:p>CVE-2020-2934, CVE-2020-2875, CVE-2020-2933</text:p>
          </table:table-cell>
          <table:table-cell/>
        </table:table-row>
        <table:table-row table:style-name="ro6">
          <table:table-cell table:style-name="ce5" office:value-type="string" calcext:value-type="string">
            <text:p>gson (версия 2.8.1)</text:p>
          </table:table-cell>
          <table:table-cell table:style-name="ce7" office:value-type="string" calcext:value-type="string">
            <text:p>CVE-2022-25647</text:p>
          </table:table-cell>
          <table:table-cell table:style-name="ce7" office:value-type="string" calcext:value-type="string">
            <text:p>CVE-2020-15250</text:p>
          </table:table-cell>
          <table:table-cell table:style-name="ce7" office:value-type="string" calcext:value-type="string">
            <text:p>CVE-2022-25647</text:p>
          </table:table-cell>
          <table:table-cell table:number-columns-repeated="2"/>
        </table:table-row>
      </table:table>
      <table:table table:name="dependency_tracker" table:style-name="ta1">
        <table:table-column table:style-name="co7" table:default-cell-style-name="ce2"/>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row table:style-name="ro9">
          <table:table-cell table:style-name="Default"/>
          <table:table-cell office:value-type="string" calcext:value-type="string">
            <text:p>Первичные</text:p>
          </table:table-cell>
          <table:table-cell office:value-type="string" calcext:value-type="string">
            <text:p>Вторичные</text:p>
          </table:table-cell>
          <table:table-cell table:number-columns-repeated="2"/>
        </table:table-row>
        <table:table-row table:style-name="ro14">
          <table:table-cell table:style-name="ce1" office:value-type="string" calcext:value-type="string">
            <text:p>struts2-core (версия 2.3.30)</text:p>
          </table:table-cell>
          <table:table-cell table:style-name="ce6" office:value-type="string" calcext:value-type="string">
            <text:p>CVE-2024-53677, CVE-2023-50164, CVE-2023-41835, CVE-2023-34396, CVE-2023-34149, CVE-2021-31805, CVE-2020-17530, CVE-2019-0233, CVE-2019-0230, CVE-2018-11776, CVE-2017-9804, CVE-2017-9787, CVE-2017-5638, CVE-2017-12611, CVE-2012-1592</text:p>
          </table:table-cell>
          <table:table-cell table:style-name="ce6" office:value-type="string" calcext:value-type="string">
            <text:p>CVE-2024-47554, CVE-2023-24998, CVE-2022-23307, CVE-2022-23305, CVE-2022-23302, CVE-2021-4104, CVE-2021-29425, CVE-2020-15250, CVE-2020-13959, CVE-2020-13936, CVE-2019-17571, CVE-2018-1272, CVE-2018-1271, CVE-2018-1257, CVE-2016-5007, CVE-2016-1000031, CVE-2015-5211, CVE-2014-3578, CVE-2011-2894, CVE-2011-2730</text:p>
          </table:table-cell>
          <table:table-cell table:style-name="ce5" office:value-type="string" calcext:value-type="string">
            <text:p><text:s/>CVE-2023-34396, CVE-2023-50164, CVE-2017-12611, CVE-2017-5638, CVE-2018-11776, CVE-2019-0230, CVE-2020-17530</text:p>
          </table:table-cell>
          <table:table-cell/>
        </table:table-row>
        <table:table-row table:style-name="ro15">
          <table:table-cell office:value-type="string" calcext:value-type="string">
            <text:p>struts2-config-browser-plugin (версия 2.3.30)</text:p>
          </table:table-cell>
          <table:table-cell table:number-columns-repeated="4"/>
        </table:table-row>
        <table:table-row table:style-name="ro10">
          <table:table-cell office:value-type="string" calcext:value-type="string">
            <text:p>struts2-junit-plugin (версия 2.3.30, scope: test)</text:p>
          </table:table-cell>
          <table:table-cell table:number-columns-repeated="4"/>
        </table:table-row>
        <table:table-row table:style-name="ro16">
          <table:table-cell office:value-type="string" calcext:value-type="string">
            <text:p>struts2-bootstrap-plugin (версия 2.5.1)</text:p>
          </table:table-cell>
          <table:table-cell/>
          <table:table-cell table:style-name="ce8" office:value-type="string" calcext:value-type="string">
            <text:p>CVE-2024-53677, CVE-2023-50164, CVE-2023-41835, CVE-2023-34396, CVE-2023-34149, CVE-2021-31805, CVE-2020-17530, CVE-2020-13936, CVE-2019-0233, CVE-2019-0230, CVE-2018-11776, CVE-2012-1592</text:p>
          </table:table-cell>
          <table:table-cell table:number-columns-repeated="2"/>
        </table:table-row>
        <table:table-row table:style-name="ro14">
          <table:table-cell office:value-type="string" calcext:value-type="string">
            <text:p>struts2-spring-plugin (версия 2.3.30)</text:p>
          </table:table-cell>
          <table:table-cell/>
          <table:table-cell table:style-name="ce8" office:value-type="string" calcext:value-type="string">
            <text:p>CVE-2024-38820, CVE-2024-38809, CVE-2024-22262, CVE-2024-22259, CVE-2024-22243, CVE-2022-22970, CVE-2022-22968, CVE-2022-22965, CVE-2018-1272, CVE-2018-1271, CVE-2018-1257, CVE-2016-5007, CVE-2016-1000027, CVE-2015-5211, CVE-2015-3192, CVE-2014-3578, CVE-2013-6430, CVE-2013-6429, CVE-2011-2894, CVE-2011-2730</text:p>
          </table:table-cell>
          <table:table-cell table:number-columns-repeated="2"/>
        </table:table-row>
        <table:table-row table:style-name="ro3">
          <table:table-cell table:style-name="Default" office:value-type="string" calcext:value-type="string">
            <text:p>Log4j-api</text:p>
          </table:table-cell>
          <table:table-cell/>
          <table:table-cell table:style-name="ce8" office:value-type="string" calcext:value-type="string">
            <text:p>CVE-2021-26291, CVE-2020-15250</text:p>
          </table:table-cell>
          <table:table-cell table:number-columns-repeated="2"/>
        </table:table-row>
        <table:table-row table:style-name="ro17">
          <table:table-cell office:value-type="string" calcext:value-type="string">
            <text:p>log4j-core (версия 2.3)</text:p>
          </table:table-cell>
          <table:table-cell table:style-name="ce2" office:value-type="string" calcext:value-type="string">
            <text:p>CVE-2021-45046, CVE-2021-44832, CVE-2021-44228, CVE-2020-9488, CVE-2017-5645</text:p>
          </table:table-cell>
          <table:table-cell table:style-name="ce5" office:value-type="string" calcext:value-type="string">
            <text:p>CVE-2024-47554, CVE-2024-12801, CVE-2024-12798, CVE-2023-6378, CVE-2022-42004, CVE-2022-42003, CVE-2022-41853, CVE-2022-23307, CVE-2022-23305, CVE-2022-23302, CVE-2022-23221, CVE-2021-42550, CVE-2021-42392, CVE-2021-4104, CVE-2021-29425, CVE-2021-20190, CVE-2020-9548, CVE-2020-9547, CVE-2020-8840, CVE-2020-36518, CVE-2020-36189, CVE-2020-36188, CVE-2020-36187, CVE-2020-36186, CVE-2020-36185, CVE-2020-36184, CVE-2020-36183, CVE-2020-36182, CVE-2020-36181, CVE-2020-36180, CVE-2020-36179, CVE-2020-35728, CVE-2020-35491, CVE-2020-35490, CVE-2020-24750, CVE-2020-24616, CVE-2020-15250, CVE-2020-10673, CVE-2020-10650, CVE-2019-20330, CVE-2019-17571, CVE-2019-17531, CVE-2019-17267, CVE-2019-16943, CVE-2019-16942, CVE-2019-1633, CVE-2019-14892, CVE-2019-14540, CVE-2019-14439, CVE-2019-14379, CVE-2019-12814, CVE-2019-12384, CVE-2019-12086, CVE-2018-8088, CVE-2018-7489, CVE-2018-5968, CVE-2018-19362, CVE-2018-14719, CVE-2018-14718, CVE-2018-12022, CVE-2018-11307, CVE-2017-7525, CVE-2017-5929, CVE-2017-17485, CVE-2017-15095, CVE-2016-7051, CVE-2016-3720</text:p>
          </table:table-cell>
          <table:table-cell table:number-columns-repeated="2"/>
        </table:table-row>
        <table:table-row table:style-name="ro3">
          <table:table-cell office:value-type="string" calcext:value-type="string">
            <text:p>slf4j-log4j12 (версия 1.5.2)</text:p>
          </table:table-cell>
          <table:table-cell table:number-columns-repeated="4"/>
        </table:table-row>
        <table:table-row table:style-name="ro9">
          <table:table-cell table:style-name="Default" office:value-type="string" calcext:value-type="string">
            <text:p>cglib (версия 2.2)</text:p>
          </table:table-cell>
          <table:table-cell table:number-columns-repeated="4"/>
        </table:table-row>
        <table:table-row table:style-name="ro3">
          <table:table-cell table:style-name="ce3" office:value-type="string" calcext:value-type="string">
            <text:p>junit (версия 4.5, scope: test)</text:p>
          </table:table-cell>
          <table:table-cell table:number-columns-repeated="4"/>
        </table:table-row>
        <table:table-row table:style-name="ro9">
          <table:table-cell table:style-name="Default" office:value-type="string" calcext:value-type="string">
            <text:p>Servlet-api</text:p>
          </table:table-cell>
          <table:table-cell table:number-columns-repeated="4"/>
        </table:table-row>
        <table:table-row table:style-name="ro9">
          <table:table-cell table:style-name="Default" office:value-type="string" calcext:value-type="string">
            <text:p>Jsp-api</text:p>
          </table:table-cell>
          <table:table-cell table:number-columns-repeated="4"/>
        </table:table-row>
        <table:table-row table:style-name="ro18">
          <table:table-cell office:value-type="string" calcext:value-type="string">
            <text:p>hibernate-core-3.3.1.GA.jar</text:p>
          </table:table-cell>
          <table:table-cell table:style-name="ce2" office:value-type="string" calcext:value-type="string">
            <text:p>CVE-2020-25638, CVE-2019-14900</text:p>
          </table:table-cell>
          <table:table-cell table:style-name="ce8" office:value-type="string" calcext:value-type="string">
            <text:p>CVE-2020-10683, CVE-2018-1000632, CVE-2015-7501, CVE-2015-6420</text:p>
          </table:table-cell>
          <table:table-cell table:style-name="ce5" office:value-type="string" calcext:value-type="string">
            <text:p>CVE-2020-25638</text:p>
          </table:table-cell>
          <table:table-cell/>
        </table:table-row>
        <table:table-row table:style-name="ro18">
          <table:table-cell office:value-type="string" calcext:value-type="string">
            <text:p>hibernate-entitymanager (версия 3.4.0.GA)</text:p>
          </table:table-cell>
          <table:table-cell/>
          <table:table-cell table:style-name="ce4" office:value-type="string" calcext:value-type="string">
            <text:p>CVE-2020-25638, CVE-2020-10683, CVE-2019-14900, CVE-2018-1000632</text:p>
          </table:table-cell>
          <table:table-cell table:number-columns-repeated="2"/>
        </table:table-row>
        <table:table-row table:style-name="ro18">
          <table:table-cell office:value-type="string" calcext:value-type="string">
            <text:p>hibernate-annotations (версия 3.4.0.GA)</text:p>
          </table:table-cell>
          <table:table-cell/>
          <table:table-cell table:style-name="ce4" office:value-type="string" calcext:value-type="string">
            <text:p>CVE-2020-25638, CVE-2020-10683, CVE-2019-14900, CVE-2018-1000632</text:p>
          </table:table-cell>
          <table:table-cell table:number-columns-repeated="2"/>
        </table:table-row>
        <table:table-row table:style-name="ro13">
          <table:table-cell office:value-type="string" calcext:value-type="string">
            <text:p>commons-codec (версия 1.10)</text:p>
          </table:table-cell>
          <table:table-cell/>
          <table:table-cell office:value-type="string" calcext:value-type="string">
            <text:p>CVE-2020-15250</text:p>
          </table:table-cell>
          <table:table-cell table:number-columns-repeated="2"/>
        </table:table-row>
        <table:table-row table:style-name="ro19">
          <table:table-cell office:value-type="string" calcext:value-type="string">
            <text:p>spring-tx (версия 3.0.5.RELEASE)</text:p>
          </table:table-cell>
          <table:table-cell/>
          <table:table-cell table:style-name="ce4" office:value-type="string" calcext:value-type="string">
            <text:p>CVE-2024-38820, CVE-2022-22970, CVE-2022-22968, CVE-2022-22965, CVE-2020-15250, CVE-2018-1272, CVE-2018-1271, CVE-2018-1257, CVE-2016-5007, CVE-2015-5211, CVE-2014-3578, CVE-2011-2894, CVE-2011-2730</text:p>
          </table:table-cell>
          <table:table-cell table:number-columns-repeated="2"/>
        </table:table-row>
        <table:table-row table:style-name="ro20">
          <table:table-cell table:style-name="ce4" office:value-type="string" calcext:value-type="string">
            <text:p>spring-orm (версия 3.0.5.RELEASE)</text:p>
          </table:table-cell>
          <table:table-cell table:style-name="ce2"/>
          <table:table-cell table:style-name="ce3" office:value-type="string" calcext:value-type="string">
            <text:p>CVE-2024-38820, CVE-2024-38809, CVE-2024-22262, CVE-2024-22259, CVE-2024-22243, CVE-2022-23307, CVE-2022-23305, CVE-2022-23302, CVE-2022-22970, CVE-2022-22968, CVE-2022-22965, CVE-2021-4104, CVE-2020-25638, CVE-2020-15250, CVE-2019-17571, CVE-2019-14900, CVE-2018-1272, CVE-2018-1271, CVE-2018-1257, CVE-2016-5007, CVE-2016-1000027, CVE-2015-5211, CVE-2015-3192, CVE-2014-3578, CVE-2013-6430, CVE-2013-6429, CVE-2013-1768, CVE-2011-2894, CVE-2011-2730</text:p>
          </table:table-cell>
          <table:table-cell table:number-columns-repeated="2"/>
        </table:table-row>
        <table:table-row table:style-name="ro10">
          <table:table-cell office:value-type="string" calcext:value-type="string">
            <text:p>mysql-connector-java (версия 5.1.42)</text:p>
          </table:table-cell>
          <table:table-cell table:style-name="ce4" office:value-type="string" calcext:value-type="string">
            <text:p>CVE-2023-22102, CVE-2022-21363, CVE-2019-2692, CVE-2018-3258</text:p>
          </table:table-cell>
          <table:table-cell/>
          <table:table-cell table:style-name="ce5" office:value-type="string" calcext:value-type="string">
            <text:p>CVE-2022-21363, <text:s/>CVE-2018-3258, <text:s/>CVE-2019-2692 </text:p>
          </table:table-cell>
          <table:table-cell table:style-name="ce5" office:value-type="string" calcext:value-type="string">
            <text:p>CVE-2020-2934</text:p>
          </table:table-cell>
        </table:table-row>
        <table:table-row table:style-name="ro6">
          <table:table-cell table:style-name="ce5" office:value-type="string" calcext:value-type="string">
            <text:p>gson (версия 2.8.1)</text:p>
          </table:table-cell>
          <table:table-cell table:style-name="ce7" office:value-type="string" calcext:value-type="string">
            <text:p>CVE-2022-25647</text:p>
          </table:table-cell>
          <table:table-cell table:style-name="ce7" office:value-type="string" calcext:value-type="string">
            <text:p>CVE-2020-15250</text:p>
          </table:table-cell>
          <table:table-cell table:style-name="ce5" office:value-type="string" calcext:value-type="string">
            <text:p>CVE-2022-25647</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23:15:41.695704136</meta:creation-date>
    <dc:date>2025-04-27T03:46:14.164333862</dc:date>
    <meta:editing-duration>P1DT4H30M26S</meta:editing-duration>
    <meta:editing-cycles>12</meta:editing-cycles>
    <meta:generator>LibreOffice/7.4.7.2$Linux_X86_64 LibreOffice_project/40$Build-2</meta:generator>
    <meta:document-statistic meta:table-count="2" meta:cell-count="107" meta:object-count="0"/>
    <meta:user-defined meta:name=""/>
  </office:meta>
</office:document-meta>
</file>